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22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71208" calcext:value-type="float">
            <text:p>195.7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21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950336" calcext:value-type="float">
            <text:p>193.9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9-1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9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87552" calcext:value-type="float">
            <text:p>191.4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8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1.487552" calcext:value-type="float">
            <text:p>191.4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7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75288" calcext:value-type="float">
            <text:p>189.3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6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79376" calcext:value-type="float">
            <text:p>190.0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5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95" calcext:value-type="float">
            <text:p>188.5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4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42508" calcext:value-type="float">
            <text:p>185.4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3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92064" calcext:value-type="float">
            <text:p>183.3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2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90464" calcext:value-type="float">
            <text:p>181.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1-03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038496" calcext:value-type="float">
            <text:p>183.03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1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4436" calcext:value-type="float">
            <text:p>210.14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9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64072" calcext:value-type="float">
            <text:p>209.3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7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77488" calcext:value-type="float">
            <text:p>206.9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6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3632" calcext:value-type="float">
            <text:p>205.8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5-02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9544" calcext:value-type="float">
            <text:p>205.1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05376" calcext:value-type="float">
            <text:p>207.6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3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4152" calcext:value-type="float">
            <text:p>206.1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2-03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43632" calcext:value-type="float">
            <text:p>205.8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1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84936" calcext:value-type="float">
            <text:p>204.0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2000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9104" calcext:value-type="float">
            <text:p>201.6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99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098664" calcext:value-type="float">
            <text:p>198.0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98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5886" calcext:value-type="float">
            <text:p>213.5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98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2704" calcext:value-type="float">
            <text:p>170.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97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2704" calcext:value-type="float">
            <text:p>170.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94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90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9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04" calcext:value-type="float">
            <text:p>136.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8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52" calcext:value-type="float">
            <text:p>136.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6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47192" calcext:value-type="float">
            <text:p>165.7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3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8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784" calcext:value-type="float">
            <text:p>131.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79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83952" calcext:value-type="float">
            <text:p>162.6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78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77-09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76" calcext:value-type="float">
            <text:p>188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830629</text:p>
          </table:table-cell>
          <table:table-cell office:value-type="string" calcext:value-type="string">
            <text:p>197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